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Bell MT" svg:font-family="'Bell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6.3in" table:align="margins" style:writing-mode="lr-tb"/>
    </style:style>
    <style:style style:name="Tableau3.A" style:family="table-column">
      <style:table-column-properties style:column-width="2.3625in" style:rel-column-width="24575*"/>
    </style:style>
    <style:style style:name="Tableau3.B" style:family="table-column">
      <style:table-column-properties style:column-width="3.9375in" style:rel-column-width="40960*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middle" fo:padding="0in" fo:border="none" style:writing-mode="lr-tb"/>
    </style:style>
    <style:style style:name="Tableau1" style:family="table">
      <style:table-properties style:width="5.4257in" table:align="margins" style:writing-mode="lr-tb"/>
    </style:style>
    <style:style style:name="Tableau1.A" style:family="table-column">
      <style:table-column-properties style:column-width="0.4563in" style:rel-column-width="5510*"/>
    </style:style>
    <style:style style:name="Tableau1.B" style:family="table-column">
      <style:table-column-properties style:column-width="4.9694in" style:rel-column-width="60025*"/>
    </style:style>
    <style:style style:name="Tableau1.1" style:family="table-row">
      <style:table-row-properties style:row-height="4.1542in" fo:keep-together="always"/>
    </style:style>
    <style:style style:name="Tableau1.A1" style:family="table-cell">
      <style:table-cell-properties style:vertical-align="bottom" fo:padding-left="0.1181in" fo:padding-right="0.1181in" fo:padding-top="0in" fo:padding-bottom="0in" fo:border="none" style:writing-mode="lr-tb"/>
    </style:style>
    <style:style style:name="Tableau1.B1" style:family="table-cell">
      <style:table-cell-properties style:vertical-align="top" fo:padding-left="0.1181in" fo:padding-right="0.1181in" fo:padding-top="0in" fo:padding-bottom="0in" fo:border-left="5pt solid #000000" fo:border-right="none" fo:border-top="none" fo:border-bottom="none" style:writing-mode="lr-tb"/>
    </style:style>
    <style:style style:name="Tableau1.2" style:family="table-row">
      <style:table-row-properties style:row-height="0.7875in" fo:keep-together="always"/>
    </style:style>
    <style:style style:name="P1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2.49pt solid #000000">
        <style:tab-stops>
          <style:tab-stop style:position="6.3335in" style:type="right" style:leader-style="solid" style:leader-text="_"/>
        </style:tab-stops>
      </style:paragraph-properties>
    </style:style>
    <style:style style:name="P2" style:family="paragraph" style:parent-style-name="Standard" style:master-page-name="">
      <style:paragraph-properties fo:margin-left="0.0075in" fo:margin-right="0in" fo:text-align="justify" style:justify-single-word="false" fo:orphans="2" fo:widows="2" fo:hyphenation-ladder-count="no-limit" fo:text-indent="0in" style:auto-text-indent="false" style:page-number="auto" style:writing-mode="lr-tb">
        <style:tab-stops>
          <style:tab-stop style:position="6.3335in" style:type="right"/>
        </style:tab-stops>
      </style:paragraph-properties>
      <style:text-properties fo:hyphenate="true" fo:hyphenation-remain-char-count="2" fo:hyphenation-push-char-count="2"/>
    </style:style>
    <style:style style:name="P3" style:family="paragraph" style:parent-style-name="Standard">
      <style:text-properties fo:language="none" fo:country="none" style:language-asian="none" style:country-asian="none"/>
    </style:style>
    <style:style style:name="P4" style:family="paragraph" style:parent-style-name="Standard">
      <style:paragraph-properties fo:text-align="end" style:justify-single-word="false"/>
      <style:text-properties fo:font-variant="small-caps" fo:font-size="14pt" style:font-size-asian="14pt" style:font-size-complex="14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>
        <style:tab-stops>
          <style:tab-stop style:position="0.5in"/>
          <style:tab-stop style:position="6.3335in" style:type="right" style:leader-style="solid" style:leader-text="_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0.5in"/>
          <style:tab-stop style:position="6.3335in" style:type="right" style:leader-style="solid" style:leader-text="_"/>
        </style:tab-stops>
      </style:paragraph-properties>
      <style:text-properties fo:font-size="11pt" fo:language="none" fo:country="none" style:font-size-asian="11pt" style:language-asian="none" style:country-asian="none"/>
    </style:style>
    <style:style style:name="P8" style:family="paragraph" style:parent-style-name="Standard">
      <style:paragraph-properties fo:break-before="page"/>
    </style:style>
    <style:style style:name="P9" style:family="paragraph" style:parent-style-name="Sommaire">
      <style:paragraph-properties fo:break-before="page"/>
    </style:style>
    <style:style style:name="P10" style:family="paragraph" style:parent-style-name="Guide_20_Soustitre">
      <style:text-properties fo:font-size="10.5pt" fo:language="en" fo:country="US" style:font-size-asian="10.5pt" style:font-size-complex="10.5pt"/>
    </style:style>
    <style:style style:name="P11" style:family="paragraph" style:parent-style-name="Guide_20_Utilisateur">
      <style:text-properties style:text-rotation-angle="90" style:text-rotation-scale="line-height"/>
    </style:style>
    <style:style style:name="P12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2.49pt solid #000000">
        <style:tab-stops>
          <style:tab-stop style:position="6.3335in" style:type="right" style:leader-style="solid" style:leader-text="_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fo:font-size="7pt" style:font-size-asian="7pt" style:font-size-complex="7pt"/>
    </style:style>
    <style:style style:name="P14" style:family="paragraph" style:parent-style-name="Standard">
      <style:paragraph-properties fo:text-align="start" style:justify-single-word="false"/>
      <style:text-properties fo:font-size="9pt" fo:language="none" fo:country="none" style:font-size-asian="9pt" style:language-asian="none" style:country-asian="none" style:font-size-complex="9pt"/>
    </style:style>
    <style:style style:name="P15" style:family="paragraph" style:parent-style-name="Standard" style:master-page-name="First_20_Page">
      <style:paragraph-properties style:page-number="auto"/>
    </style:style>
    <style:style style:name="P16" style:family="paragraph" style:parent-style-name="Heading_20_1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anguage="fr" fo:country="FR" fo:font-style="italic" style:font-style-asian="italic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weight="bold" style:font-weight-asian="bold"/>
    </style:style>
    <style:style style:name="T5" style:family="text">
      <style:text-properties fo:language="none" fo:country="none" style:language-asian="none" style:country-asian="none"/>
    </style:style>
    <style:style style:name="T6" style:family="text">
      <style:text-properties style:font-name="Calibri" fo:font-weight="normal" style:font-weight-asian="normal" style:font-name-complex="Calibri" style:font-size-complex="11pt"/>
    </style:style>
    <style:style style:name="T7" style:family="text">
      <style:text-properties style:font-name="Calibri" fo:font-size="11pt" style:font-size-asian="11pt" style:font-name-complex="Calibri" style:font-size-complex="11pt"/>
    </style:style>
    <style:style style:name="T8" style:family="text">
      <style:text-properties style:font-name="Calibri" fo:font-size="11pt" fo:font-style="normal" style:font-size-asian="11pt" style:font-style-asian="normal" style:font-name-complex="Calibri" style:font-size-complex="11pt"/>
    </style:style>
    <style:style style:name="T9" style:family="text">
      <style:text-properties fo:color="#009900" fo:font-size="14pt" fo:font-style="italic" style:font-size-asian="14pt" style:font-style-asian="italic" style:font-size-complex="14pt" style:font-style-complex="italic"/>
    </style:style>
    <style:style style:name="fr1" style:family="graphic" style:parent-style-name="Frame">
      <style:graphic-properties fo:margin-left="0in" fo:margin-right="0.098in" style:wrap="parallel" style:number-wrapped-paragraphs="no-limit" style:vertical-pos="from-top" style:vertical-rel="paragraph" style:horizontal-pos="left" style:horizontal-rel="paragraph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style:wrap="parallel" style:number-wrapped-paragraphs="no-limit" style:vertical-pos="from-top" style:vertical-rel="page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24832768" text:id="ct924832768">
          <text:insertion>
            <office:change-info>
              <dc:creator>srv-admin</dc:creator>
              <dc:date>2011-04-16T00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Standard"><draw:frame draw:style-name="fr2" draw:name="Cadre1" text:anchor-type="paragraph" svg:x="0.9181in" svg:y="3.5445in" svg:width="5.4256in" draw:z-index="0"><draw:text-box fo:min-height="0.0228in"><table:table table:name="Tableau1" table:style-name="Tableau1"><table:table-column table:style-name="Tableau1.A"/><table:table-column table:style-name="Tableau1.B"/><table:table-row table:style-name="Tableau1.1"><table:table-cell table:style-name="Tableau1.A1" table:number-rows-spanned="2" office:value-type="string"><text:p text:style-name="P11">Dossier Deploiement LINUX</text:p></table:table-cell><table:table-cell table:style-name="Tableau1.B1" office:value-type="string"><text:p text:style-name="Guide_20_Titre">Serveur NetBOOT / Pixie</text:p><text:p text:style-name="Guide_20_Titre"><text:span text:style-name="T9">Fedora Core 20 Server / Centos 7.xx.xx</text:span> .</text:p><text:p text:style-name="P10">Draft</text:p><text:p text:style-name="P5"/><text:p text:style-name="Guide_20_Destinataire">Destinataires</text:p><text:p text:style-name="Standard"/><text:p text:style-name="Standard"/><text:p text:style-name="Standard"><text:change-start text:change-id="ct924832768"/>Technique<text:change-end text:change-id="ct924832768"/></text:p><text:p text:style-name="Standard"/></table:table-cell></table:table-row><table:table-row table:style-name="Tableau1.2"><table:covered-table-cell/><table:table-cell table:style-name="Tableau1.B1" office:value-type="string"><text:p text:style-name="Text_20_body"><text:span text:style-name="T4">Auteur :</text:span> <text:span text:style-name="T5">LCN </text:span></text:p><text:p text:style-name="Standard"><text:span text:style-name="T4">Service :</text:span> Micro / Install / Support</text:p><text:p text:style-name="Standard"><text:span text:style-name="T4">Date :</text:span> <text:s/></text:p><text:p text:style-name="Standard"><text:span text:style-name="T4">Référence :</text:span> LCN2011_15_04</text:p><text:p text:style-name="Standard"><text:span text:style-name="T4">N° Version :</text:span> 1.0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P9">Sommaire</text:p>
      <text:table-of-content text:style-name="Sect1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1035in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071in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7102in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138in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3173in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209in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4.9244in" style:leader-char="." style:with-tab="false"/>
          </text:table-of-content-entry-template>
        </text:table-of-content-source>
        <text:index-body>
          <text:p text:style-name="Contents_20_1"><text:a xlink:type="simple" xlink:href="#__RefHeading___Toc290680902" text:style-name="Internet_20_link" text:visited-style-name="Visited_20_Internet_20_Link">1</text:a><text:a xlink:type="simple" xlink:href="#__RefHeading___Toc290680902" text:style-name="Internet_20_link" text:visited-style-name="Visited_20_Internet_20_Link"><text:span text:style-name="T6"><text:tab/></text:span></text:a><text:a xlink:type="simple" xlink:href="#__RefHeading___Toc290680902" text:style-name="Internet_20_link" text:visited-style-name="Visited_20_Internet_20_Link">Pré-requis<text:tab/>4</text:a></text:p>
          <text:p text:style-name="Contents_20_2"><text:a xlink:type="simple" xlink:href="#__RefHeading___Toc290680903" text:style-name="Internet_20_link" text:visited-style-name="Visited_20_Internet_20_Link">1.1</text:a><text:a xlink:type="simple" xlink:href="#__RefHeading___Toc290680903" text:style-name="Internet_20_link" text:visited-style-name="Visited_20_Internet_20_Link"><text:span text:style-name="T7"><text:tab/></text:span></text:a><text:a xlink:type="simple" xlink:href="#__RefHeading___Toc290680903" text:style-name="Internet_20_link" text:visited-style-name="Visited_20_Internet_20_Link">Elements necessaires<text:tab/>4</text:a></text:p>
          <text:p text:style-name="Contents_20_3"><text:a xlink:type="simple" xlink:href="#__RefHeading___Toc290680904" text:style-name="Internet_20_link" text:visited-style-name="Visited_20_Internet_20_Link">1.1.1</text:a><text:a xlink:type="simple" xlink:href="#__RefHeading___Toc290680904" text:style-name="Internet_20_link" text:visited-style-name="Visited_20_Internet_20_Link"><text:span text:style-name="T8"><text:tab/></text:span></text:a><text:a xlink:type="simple" xlink:href="#__RefHeading___Toc290680904" text:style-name="Internet_20_link" text:visited-style-name="Visited_20_Internet_20_Link">Fichiers a Disposition<text:tab/>4</text:a></text:p>
          <text:p text:style-name="Contents_20_3"><text:a xlink:type="simple" xlink:href="#__RefHeading___Toc290680905" text:style-name="Internet_20_link" text:visited-style-name="Visited_20_Internet_20_Link">1.1.2</text:a><text:a xlink:type="simple" xlink:href="#__RefHeading___Toc290680905" text:style-name="Internet_20_link" text:visited-style-name="Visited_20_Internet_20_Link"><text:span text:style-name="T8"><text:tab/></text:span></text:a><text:a xlink:type="simple" xlink:href="#__RefHeading___Toc290680905" text:style-name="Internet_20_link" text:visited-style-name="Visited_20_Internet_20_Link">Alimentation du Fichier Excel<text:tab/>5</text:a></text:p>
          <text:p text:style-name="Contents_20_1"><text:a xlink:type="simple" xlink:href="#__RefHeading___Toc290680906" text:style-name="Internet_20_link" text:visited-style-name="Visited_20_Internet_20_Link">2</text:a><text:a xlink:type="simple" xlink:href="#__RefHeading___Toc290680906" text:style-name="Internet_20_link" text:visited-style-name="Visited_20_Internet_20_Link"><text:span text:style-name="T6"><text:tab/></text:span></text:a><text:a xlink:type="simple" xlink:href="#__RefHeading___Toc290680906" text:style-name="Internet_20_link" text:visited-style-name="Visited_20_Internet_20_Link">Utilisation du script pour générer les fichier .cmd<text:tab/>7</text:a></text:p>
          <text:p text:style-name="Contents_20_2"><text:a xlink:type="simple" xlink:href="#__RefHeading___Toc290680907" text:style-name="Internet_20_link" text:visited-style-name="Visited_20_Internet_20_Link">2.1</text:a><text:a xlink:type="simple" xlink:href="#__RefHeading___Toc290680907" text:style-name="Internet_20_link" text:visited-style-name="Visited_20_Internet_20_Link"><text:span text:style-name="T7"><text:tab/></text:span></text:a><text:a xlink:type="simple" xlink:href="#__RefHeading___Toc290680907" text:style-name="Internet_20_link" text:visited-style-name="Visited_20_Internet_20_Link">Pré-requis<text:tab/>7</text:a></text:p>
          <text:p text:style-name="Contents_20_2"><text:a xlink:type="simple" xlink:href="#__RefHeading___Toc290680908" text:style-name="Internet_20_link" text:visited-style-name="Visited_20_Internet_20_Link">2.2</text:a><text:a xlink:type="simple" xlink:href="#__RefHeading___Toc290680908" text:style-name="Internet_20_link" text:visited-style-name="Visited_20_Internet_20_Link"><text:span text:style-name="T7"><text:tab/></text:span></text:a><text:a xlink:type="simple" xlink:href="#__RefHeading___Toc290680908" text:style-name="Internet_20_link" text:visited-style-name="Visited_20_Internet_20_Link">Execution du script<text:tab/>7</text:a></text:p>
          <text:p text:style-name="Contents_20_2"><text:a xlink:type="simple" xlink:href="#__RefHeading___Toc290680909" text:style-name="Internet_20_link" text:visited-style-name="Visited_20_Internet_20_Link">2.3</text:a><text:a xlink:type="simple" xlink:href="#__RefHeading___Toc290680909" text:style-name="Internet_20_link" text:visited-style-name="Visited_20_Internet_20_Link"><text:span text:style-name="T7"><text:tab/></text:span></text:a><text:a xlink:type="simple" xlink:href="#__RefHeading___Toc290680909" text:style-name="Internet_20_link" text:visited-style-name="Visited_20_Internet_20_Link">Récupération des scripts<text:tab/>8</text:a></text:p>
          <text:p text:style-name="Contents_20_2"><text:a xlink:type="simple" xlink:href="#__RefHeading___Toc290680910" text:style-name="Internet_20_link" text:visited-style-name="Visited_20_Internet_20_Link">2.4</text:a><text:a xlink:type="simple" xlink:href="#__RefHeading___Toc290680910" text:style-name="Internet_20_link" text:visited-style-name="Visited_20_Internet_20_Link"><text:span text:style-name="T7"><text:tab/></text:span></text:a><text:a xlink:type="simple" xlink:href="#__RefHeading___Toc290680910" text:style-name="Internet_20_link" text:visited-style-name="Visited_20_Internet_20_Link">Ameliorations<text:tab/>9</text:a></text:p>
          <text:p text:style-name="Contents_20_3"><text:a xlink:type="simple" xlink:href="#__RefHeading___Toc290680911" text:style-name="Internet_20_link" text:visited-style-name="Visited_20_Internet_20_Link">2.4.1</text:a><text:a xlink:type="simple" xlink:href="#__RefHeading___Toc290680911" text:style-name="Internet_20_link" text:visited-style-name="Visited_20_Internet_20_Link"><text:span text:style-name="T8"><text:tab/></text:span></text:a><text:a xlink:type="simple" xlink:href="#__RefHeading___Toc290680911" text:style-name="Internet_20_link" text:visited-style-name="Visited_20_Internet_20_Link">Gestion des modifications<text:tab/>9</text:a></text:p>
          <text:p text:style-name="Contents_20_3"><text:a xlink:type="simple" xlink:href="#__RefHeading___Toc290680912" text:style-name="Internet_20_link" text:visited-style-name="Visited_20_Internet_20_Link">2.4.2</text:a><text:a xlink:type="simple" xlink:href="#__RefHeading___Toc290680912" text:style-name="Internet_20_link" text:visited-style-name="Visited_20_Internet_20_Link"><text:span text:style-name="T8"><text:tab/></text:span></text:a><text:a xlink:type="simple" xlink:href="#__RefHeading___Toc290680912" text:style-name="Internet_20_link" text:visited-style-name="Visited_20_Internet_20_Link">Suggestion<text:tab/>9</text:a></text:p>
        </text:index-body>
      </text:table-of-content>
      <text:p text:style-name="P7"/>
      <text:p text:style-name="P6"/>
      <text:h text:style-name="P16" text:outline-level="1"><text:bookmark-start text:name="__RefHeading___Toc290680902"/>Pré-requis<text:bookmark-end text:name="__RefHeading___Toc290680902"/></text:h>
      <text:h text:style-name="Heading_20_2" text:outline-level="2">e<text:bookmark-start text:name="__RefHeading___Toc290680903"/>léments <text:bookmark-end text:name="__RefHeading___Toc290680903"/>nécessaires</text:h>
      <text:h text:style-name="Heading_20_3" text:outline-level="3"><text:bookmark-start text:name="__RefHeading___Toc290680904"/>Fichiers a Disposition <text:bookmark-end text:name="__RefHeading___Toc290680904"/></text:h>
      <text:h text:style-name="Heading_20_3" text:outline-level="3"><text:bookmark-start text:name="__RefHeading___Toc290680905"/>Alimentation du Fichier Excel <text:bookmark-end text:name="__RefHeading___Toc290680905"/></text:h>
      <text:h text:style-name="Heading_20_1" text:outline-level="1"><text:bookmark-start text:name="__RefHeading___Toc290680906"/>Utilisation du script pour générer les fichier .cmd<text:bookmark-end text:name="__RefHeading___Toc290680906"/></text:h>
      <text:h text:style-name="Heading_20_2" text:outline-level="2"><text:bookmark-start text:name="__RefHeading___Toc290680907"/>Pré-requis<text:bookmark-end text:name="__RefHeading___Toc290680907"/></text:h>
      <text:p text:style-name="P14"/>
      <text:h text:style-name="Heading_20_2" text:outline-level="2"><text:bookmark-start text:name="__RefHeading___Toc290680908"/>Execution du script<text:bookmark-end text:name="__RefHeading___Toc290680908"/></text:h>
      <text:h text:style-name="Heading_20_2" text:outline-level="2"><text:bookmark-start text:name="__RefHeading___Toc290680909"/>Récupération des scripts<text:bookmark-end text:name="__RefHeading___Toc290680909"/></text:h>
      <text:p text:style-name="Standard"/>
      <text:p text:style-name="Standard"/>
      <text:h text:style-name="Heading_20_2" text:outline-level="2"><text:bookmark-start text:name="__RefHeading___Toc290680910"/>Ameliorations <text:bookmark-end text:name="__RefHeading___Toc290680910"/></text:h>
      <text:p text:style-name="Standard"/>
      <text:h text:style-name="Heading_20_3" text:outline-level="3"><text:bookmark-start text:name="__RefHeading___Toc290680911"/>Gestion des modifications<text:bookmark-end text:name="__RefHeading___Toc290680911"/></text:h>
      <text:p text:style-name="Standard"/>
      <text:h text:style-name="Heading_20_3" text:outline-level="3"><text:bookmark-start text:name="__RefHeading___Toc290680912"/>Suggestion <text:bookmark-end text:name="__RefHeading___Toc290680912"/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Bell MT" svg:font-family="'Bell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3937in" fo:margin-right="0in" fo:margin-top="0.3335in" fo:margin-bottom="0.1665in" loext:contextual-spacing="false" fo:text-indent="-0.3937in" style:auto-text-indent="false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5909in" fo:margin-right="0in" fo:margin-top="0.25in" fo:margin-bottom="0.1665in" loext:contextual-spacing="false" fo:text-indent="-0.5909in" style:auto-text-indent="false" fo:keep-with-next="always"/>
      <style:text-properties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6898in" fo:margin-right="0in" fo:margin-top="0.1665in" fo:margin-bottom="0.1665in" loext:contextual-spacing="false" fo:text-indent="-0.6898in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835in" loext:contextual-spacing="false" fo:hyphenation-ladder-count="no-limit" fo:keep-with-next="always"/>
      <style:text-properties fo:font-size="11pt" fo:font-weight="bold" style:font-size-asian="11pt" style:font-weight-asian="bold" style:font-size-complex="14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835in" fo:margin-bottom="0.0835in" loext:contextual-spacing="false" fo:hyphenation-ladder-count="no-limit" fo:keep-with-next="always"/>
      <style:text-properties fo:font-size="11pt" fo:font-style="italic" fo:font-weight="bold" style:font-size-asian="11pt" style:font-style-asian="italic" style:font-weight-asian="bold" style:font-size-complex="13pt" style:font-style-complex="italic" style:font-weight-complex="bold" fo:hyphenate="fals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835in" fo:margin-bottom="0.0417in" loext:contextual-spacing="false" fo:hyphenation-ladder-count="no-limit" fo:keep-with-next="always"/>
      <style:text-properties fo:font-size="11pt" style:text-underline-style="solid" style:text-underline-width="auto" style:text-underline-color="font-color" style:font-size-asian="11pt" style:font-size-complex="11pt" style:font-weight-complex="bold" fo:hyphenate="fals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835in" fo:margin-bottom="0.0417in" loext:contextual-spacing="false" fo:hyphenation-ladder-count="no-limit" fo:keep-with-next="always"/>
      <style:text-properties fo:font-weight="bold" style:font-weight-asian="bold" style:font-size-complex="12pt" fo:hyphenate="fals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835in" fo:margin-bottom="0.0417in" loext:contextual-spacing="false" fo:hyphenation-ladder-count="no-limit" fo:keep-with-next="always"/>
      <style:text-properties fo:font-style="italic" fo:font-weight="bold" style:font-style-asian="italic" style:font-weight-asian="bold" style:font-size-complex="12pt" style:font-style-complex="italic" fo:hyphenate="false" fo:hyphenation-remain-char-count="2" fo:hyphenation-push-char-count="2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835in" fo:margin-bottom="0.0417in" loext:contextual-spacing="false" fo:hyphenation-ladder-count="no-limit" fo:keep-with-next="always"/>
      <style:text-properties style:text-underline-style="solid" style:text-underline-width="auto" style:text-underline-color="font-color" style:font-name-complex="Arial" style:font-family-complex="Arial" style:font-family-generic-complex="swiss" style:font-pitch-complex="variable" style:font-size-complex="11pt" fo:hyphenate="fals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uide_20_Destinataire" style:display-name="Guide Destinataire" style:family="paragraph" style:parent-style-name="Standard" style:next-style-name="Standard">
      <style:paragraph-properties fo:margin-top="0.0835in" fo:margin-bottom="0in" loext:contextual-spacing="false" fo:text-align="start" style:justify-single-word="false"/>
      <style:text-properties fo:font-size="14pt" fo:font-style="italic" fo:font-weight="bold" style:font-size-asian="14pt" style:font-style-asian="italic" style:font-weight-asian="bold" style:font-size-complex="14pt"/>
    </style:style>
    <style:style style:name="Guide_20_Titre" style:display-name="Guide Titre" style:family="paragraph" style:parent-style-name="Standard" style:next-style-name="Guide_20_Soustitre">
      <style:paragraph-properties fo:margin-top="0.0835in" fo:margin-bottom="0.0835in" loext:contextual-spacing="false" fo:text-align="start" style:justify-single-word="false"/>
      <style:text-properties fo:font-size="24pt" fo:font-weight="bold" style:font-size-asian="24pt" style:font-weight-asian="bold" style:font-size-complex="18pt"/>
    </style:style>
    <style:style style:name="Guide_20_Soustitre" style:display-name="Guide Soustitre" style:family="paragraph" style:parent-style-name="Standard" style:next-style-name="Standard">
      <style:paragraph-properties fo:margin-top="0.0835in" fo:margin-bottom="0.0835in" loext:contextual-spacing="false" fo:text-align="start" style:justify-single-word="false"/>
      <style:text-properties fo:font-size="14pt" fo:font-weight="bold" style:font-size-asian="14pt" style:font-weight-asian="bold" style:font-size-complex="14pt"/>
    </style:style>
    <style:style style:name="Sommaire" style:family="paragraph" style:parent-style-name="Standard" style:next-style-name="Standard">
      <style:paragraph-properties fo:margin-top="0.3335in" fo:margin-bottom="0.1665in" loext:contextual-spacing="false"/>
      <style:text-properties fo:font-size="24pt" fo:font-weight="bold" style:font-size-asian="24pt" style:font-weight-asian="bold"/>
    </style:style>
    <style:style style:name="Liste_20_à_20_puces" style:display-name="Liste à puces" style:family="paragraph" style:parent-style-name="Standard">
      <style:paragraph-properties fo:margin-left="0.25in" fo:margin-right="0in" fo:text-indent="-0.25in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862in" fo:margin-right="0.0984in" fo:margin-top="0.0417in" fo:margin-bottom="0in" loext:contextual-spacing="false" fo:text-indent="-0.4925in" style:auto-text-indent="false"/>
      <style:text-properties fo:language="none" fo:country="none" style:language-asian="none" style:country-asian="none"/>
    </style:style>
    <style:style style:name="Contents_20_1" style:display-name="Contents 1" style:family="paragraph" style:parent-style-name="Standard" style:next-style-name="Standard" style:class="index">
      <style:paragraph-properties fo:margin-left="0.3937in" fo:margin-right="0.0972in" fo:margin-top="0.0835in" fo:margin-bottom="0in" loext:contextual-spacing="false" fo:text-indent="-0.3937in" style:auto-text-indent="false"/>
      <style:text-properties fo:font-size="11pt" fo:language="none" fo:country="none" fo:font-weight="bold" style:font-size-asian="11pt" style:language-asian="none" style:country-asian="none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1.4772in" fo:margin-right="0.0972in" fo:text-indent="-0.5909in" style:auto-text-indent="false"/>
      <style:text-properties fo:language="none" fo:country="none" fo:font-style="italic" style:language-asian="none" style:country-asian="none" style:font-style-asian="italic"/>
    </style:style>
    <style:style style:name="Guide_20_Utilisateur" style:display-name="Guide Utilisateur" style:family="paragraph" style:parent-style-name="Guide_20_Titre" style:next-style-name="Standard">
      <style:paragraph-properties fo:margin-top="0.0835in" fo:margin-bottom="0in" loext:contextual-spacing="false"/>
      <style:text-properties style:font-size-complex="24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xplorateur_20_de_20_documents" style:display-name="Explorateur de document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Révision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Explorateur_20_de_20_documents_20_Car" style:display-name="Explorateur de document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7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7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7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1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1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1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1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1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2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2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2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2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2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3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3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3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3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3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4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4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4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4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5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5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5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5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5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6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6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6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6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7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7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7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7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7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7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7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7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3" style:family="table">
      <style:table-properties style:width="6.3in" table:align="margins" style:writing-mode="lr-tb"/>
    </style:style>
    <style:style style:name="Tableau3.A" style:family="table-column">
      <style:table-column-properties style:column-width="2.3625in" style:rel-column-width="24575*"/>
    </style:style>
    <style:style style:name="Tableau3.B" style:family="table-column">
      <style:table-column-properties style:column-width="3.9375in" style:rel-column-width="40960*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middle" fo:padding="0in" fo:border="none" style:writing-mode="lr-tb"/>
    </style:style>
    <style:style style:name="MP1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2.49pt solid #000000">
        <style:tab-stops>
          <style:tab-stop style:position="6.3335in" style:type="right" style:leader-style="solid" style:leader-text="_"/>
        </style:tab-stops>
      </style:paragraph-properties>
    </style:style>
    <style:style style:name="MP2" style:family="paragraph" style:parent-style-name="Standard" style:master-page-name="">
      <style:paragraph-properties fo:margin-left="0.0075in" fo:margin-right="0in" fo:text-align="justify" style:justify-single-word="false" fo:orphans="2" fo:widows="2" fo:hyphenation-ladder-count="no-limit" fo:text-indent="0in" style:auto-text-indent="false" style:page-number="auto" style:writing-mode="lr-tb">
        <style:tab-stops>
          <style:tab-stop style:position="6.3335in" style:type="right"/>
        </style:tab-stops>
      </style:paragraph-properties>
      <style:text-properties fo:hyphenate="true" fo:hyphenation-remain-char-count="2" fo:hyphenation-push-char-count="2"/>
    </style:style>
    <style:style style:name="MP3" style:family="paragraph" style:parent-style-name="Standard">
      <style:text-properties fo:language="none" fo:country="none" style:language-asian="none" style:country-asian="none"/>
    </style:style>
    <style:style style:name="MP4" style:family="paragraph" style:parent-style-name="Standard">
      <style:paragraph-properties fo:text-align="end" style:justify-single-word="false"/>
      <style:text-properties fo:font-variant="small-caps" fo:font-size="14pt" style:font-size-asian="14pt" style:font-size-complex="14pt"/>
    </style:style>
    <style:style style:name="MP5" style:family="paragraph" style:parent-style-name="Standard">
      <style:paragraph-properties fo:text-align="center" style:justify-single-word="false"/>
      <style:text-properties fo:font-size="7pt" style:font-size-asian="7pt" style:font-size-complex="7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language="fr" fo:country="FR" fo:font-style="italic" style:font-style-asian="italic"/>
    </style:style>
    <style:style style:name="MT3" style:family="text">
      <style:text-properties fo:font-size="9pt" style:font-size-asian="9pt" style:font-size-complex="9pt"/>
    </style:style>
    <style:style style:name="Mfr1" style:family="graphic" style:parent-style-name="Frame">
      <style:graphic-properties fo:margin-left="0in" fo:margin-right="0.098in" style:wrap="parallel" style:number-wrapped-paragraphs="no-limit" style:vertical-pos="from-top" style:vertical-rel="paragraph" style:horizontal-pos="left" style:horizontal-rel="paragraph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0.5in" fo:margin-bottom="0.5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846in" fo:margin-left="0in" fo:margin-right="0in" fo:margin-bottom="0.4457in" style:dynamic-spacing="true"/>
      </style:header-style>
      <style:footer-style>
        <style:header-footer-properties fo:min-height="0.2874in" fo:margin-left="0in" fo:margin-right="0in" fo:margin-top="0.2484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tracked-changes>
          <text:changed-region xml:id="ct924821168" text:id="ct924821168">
            <text:deletion>
              <office:change-info>
                <dc:creator>srv-admin</dc:creator>
                <dc:date>2011-04-16T00:21:00</dc:date>
              </office:change-info>
              <text:p text:style-name="MP1"><text:span text:style-name="MT1"><text:user-defined style:data-style-name="N0" text:name="Title"/></text:span></text:p>
            </text:deletion>
          </text:changed-region>
          <text:changed-region xml:id="ct924825056" text:id="ct924825056">
            <text:insertion>
              <office:change-info>
                <dc:creator>srv-admin</dc:creator>
                <dc:date>2011-04-16T00:21:00</dc:date>
              </office:change-info>
            </text:insertion>
          </text:changed-region>
          <text:changed-region xml:id="ct924826464" text:id="ct924826464">
            <text:insertion>
              <office:change-info>
                <dc:creator>srv-admin</dc:creator>
                <dc:date>2011-04-16T00:22:00</dc:date>
              </office:change-info>
            </text:insertion>
          </text:changed-region>
        </text:tracked-changes>
        <text:p text:style-name="MP1"><text:change text:change-id="ct924821168"/><text:change-start text:change-id="ct924825056"/><text:span text:style-name="MT1">GenBox Generateur de Fichier d</text:span><text:change-end text:change-id="ct924825056"/><text:change-start text:change-id="ct924826464"/><text:span text:style-name="MT1">’installation Teledistribuable / Installable</text:span><text:change-end text:change-id="ct924826464"/><text:span text:style-name="MT2"> – </text:span><text:user-defined style:data-style-name="N0" text:name="Subject"/></text:p>
      </style:header>
      <style:footer>
        <text:p text:style-name="MP2"><text:span text:style-name="MT3"><text:tab/>Page </text:span><text:span text:style-name="MT3"><text:page-number text:select-page="current">4</text:page-number></text:span><text:span text:style-name="MT3">/</text:span><text:span text:style-name="MT3"><text:page-count style:num-format="1">4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Standard"><draw:frame draw:style-name="Mfr1" draw:name="Cadre2" text:anchor-type="paragraph" svg:y="0.0008in" svg:width="6.3in" draw:z-index="1"><draw:text-box fo:min-height="0.0228in"><table:table table:name="Tableau3" table:style-name="Tableau3"><table:table-column table:style-name="Tableau3.A"/><table:table-column table:style-name="Tableau3.B"/><table:table-row table:style-name="Tableau3.1"><table:table-cell table:style-name="Tableau3.A1" office:value-type="string"><text:p text:style-name="MP3"/></table:table-cell><table:table-cell table:style-name="Tableau3.A1" office:value-type="string"><text:p text:style-name="MP4"/></table:table-cell></table:table-row></table:table></draw:text-box></draw:frame></text:p>
      </style:header>
      <style:footer>
        <text:p text:style-name="MP5">http://openflight.fts.cx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allation Copieur Sharp Windows Seven</dc:title>
    <dc:subject>Tutoriel</dc:subject>
    <meta:initial-creator>LCN 2011</meta:initial-creator>
    <meta:creation-date>2011-04-18T01:36:00</meta:creation-date>
    <dc:creator>Laurent CHAUVIN</dc:creator>
    <dc:date>2016-04-09T23:34:30.36</dc:date>
    <meta:print-date>2005-06-10T16:11:00</meta:print-date>
    <meta:editing-cycles>1</meta:editing-cycles>
    <meta:editing-duration>PT2M</meta:editing-duration>
    <meta:generator>LibreOffice/5.3.6.1$Linux_X86_64 LibreOffice_project/30$Build-1</meta:generator>
    <meta:document-statistic meta:table-count="2" meta:image-count="0" meta:object-count="0" meta:page-count="4" meta:paragraph-count="37" meta:word-count="142" meta:character-count="907" meta:non-whitespace-character-count="803"/>
  </office:meta>
</office:document-meta>
</file>